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311in"/>
    </style:style>
    <style:style style:name="co2" style:family="table-column">
      <style:table-column-properties fo:break-before="auto" style:column-width="2.383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2602in"/>
    </style:style>
    <style:style style:name="co10" style:family="table-column">
      <style:table-column-properties fo:break-before="auto" style:column-width="0.30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996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Default" office:value-type="string" calcext:value-type="string">
            <text:p>Book</text:p>
          </table:table-cell>
          <table:table-cell office:value-type="string" calcext:value-type="string">
            <text:p>Recommended?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M Learning</text:p>
          </table:table-cell>
          <table:table-cell office:value-type="string" calcext:value-type="string">
            <text:p>Compiler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New language</text:p>
          </table:table-cell>
          <table:table-cell/>
        </table:table-row>
        <table:table-row table:style-name="ro2">
          <table:table-cell office:value-type="string" calcext:value-type="string">
            <text:p>MapReduce Design Patterns: Building Effective Algorithms and Analytics for Hadoop and Other Systems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Hadoop: The Definitive Guide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Learning Spark: Lightning-Fast Big Data Analysis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omputer Vision: Models, Learning, and Inference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: The Art and Science of Algorithms that Make Sense of Dat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tributed Algorithms: An Intuitive Approach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m Mathematics to Generic Programming</text:p>
          </table:table-cell>
          <table:table-cell table:style-name="ce3"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Quantitative Trading with R: Understanding Mathematical and Computational Tools from a Quant's Perspective</text:p>
          </table:table-cell>
          <table:table-cell table:style-name="ce3" office:value-type="string" calcext:value-type="string">
            <text:p>(Author mentioned in Automate This)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ils Crash Course: A No-Nonsense Guide to Rails Develop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gineering a Compiler, Second Edition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vanced C and C++ Compiling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ctical C++ Financial Programming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thon for Finance: Analyze Big Financial Dat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ossibly from opposite perspective?)</text:p>
          </table:table-cell>
        </table:table-row>
        <table:table-row table:style-name="ro1">
          <table:table-cell office:value-type="string" calcext:value-type="string">
            <text:p>Purely Functional Data Structures</text:p>
          </table:table-cell>
          <table:table-cell table:number-columns-repeated="8"/>
          <table:table-cell table:number-columns-repeated="2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ython for Data Analysis: Data Wrangling with Pandas, NumPy, and IPytho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(Possibly too easy)</text:p>
          </table:table-cell>
        </table:table-row>
        <table:table-row table:style-name="ro2">
          <table:table-cell office:value-type="string" calcext:value-type="string">
            <text:p>Paradigms of Artificial Intelligence Programming Case Studies in Common Lisp</text:p>
          </table:table-cell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ructure and Interpretation of Computer Programs</text:p>
          </table:table-cell>
          <table:table-cell table:number-columns-repeated="8"/>
          <table:table-cell table:number-columns-repeated="2" table:style-name="ce3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9:58:23.343867409</meta:creation-date>
    <dc:date>2015-04-06T22:48:37.199529212</dc:date>
    <meta:editing-duration>PT2H19M53S</meta:editing-duration>
    <meta:editing-cycles>1</meta:editing-cycles>
    <meta:generator>LibreOffice/4.3.3.2$Linux_X86_64 LibreOffice_project/430m0$Build-2</meta:generator>
    <meta:document-statistic meta:table-count="1" meta:cell-count="57" meta:object-count="0"/>
  </office:meta>
</office:document-meta>
</file>